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/>
    <style:font-face style:name="OpenSans" svg:font-family="Open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27cm" fo:min-width="1.2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396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1.552cm"/>
    </style:style>
    <style:style style:name="gr6" style:family="graphic" style:parent-style-name="standard">
      <style:graphic-properties draw:stroke="none" svg:stroke-color="#000000" draw:fill="none" draw:fill-color="#ffffff" fo:min-height="0.892cm"/>
    </style:style>
    <style:style style:name="gr7" style:family="graphic" style:parent-style-name="standard">
      <style:graphic-properties draw:stroke="none" svg:stroke-color="#000000" draw:fill="none" draw:fill-color="#ffffff" fo:min-height="2.371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27cm" fo:min-width="1.262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none" draw:fill-color="#729fcf"/>
      <style:paragraph-properties fo:text-align="center"/>
      <style:text-properties style:font-name="OpenSans1"/>
    </style:style>
    <style:style style:name="P2" style:family="paragraph">
      <loext:graphic-properties draw:fill="none"/>
      <style:paragraph-properties fo:text-align="center"/>
      <style:text-properties style:font-name="OpenSans1"/>
    </style:style>
    <style:style style:name="P3" style:family="paragraph">
      <style:paragraph-properties fo:text-align="center"/>
      <style:text-properties style:font-name="OpenSans1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style:font-name="OpenSans1" fo:font-size="12pt" style:font-size-asian="12pt" style:font-size-complex="12pt"/>
    </style:style>
    <style:style style:name="P5" style:family="paragraph">
      <style:text-properties style:font-name="OpenSans1"/>
    </style:style>
    <style:style style:name="P6" style:family="paragraph">
      <loext:graphic-properties draw:fill="none" draw:fill-color="#ffffff"/>
      <style:text-properties style:font-name="OpenSans1"/>
    </style:style>
    <style:style style:name="P7" style:family="paragraph">
      <style:paragraph-properties fo:text-align="center"/>
      <style:text-properties fo:color="#000000" style:font-name="OpenSans1" fo:font-size="12pt" fo:background-color="#ffffff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OpenSans1" fo:font-size="12pt" fo:background-color="#ffffff" style:font-size-asian="12pt" style:font-size-complex="12pt"/>
    </style:style>
    <style:style style:name="P9" style:family="paragraph">
      <style:text-properties style:font-name="OpenSans1"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none" draw:fill-color="#ffffff"/>
      <style:text-properties style:font-name="OpenSans1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Open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>
      <loext:graphic-properties draw:fill="none" draw:fill-color="#ffffff"/>
      <style:text-properties style:font-name="Open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fo:background-color="#ffffff" style:font-size-asian="12pt" style:font-size-complex="12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2cm" svg:height="2.513cm" draw:transform="skewX (-0.0198967534727354) translate (0.973cm 4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0.974cm 4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4.758cm 4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8.568cm 4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4cm" svg:y1="6.08cm" svg:x2="4.81cm" svg:y2="6.08cm">
          <text:p/>
        </draw:line>
        <draw:line draw:style-name="gr2" draw:text-style-name="P2" draw:layer="layout" svg:x1="7.35cm" svg:y1="6.08cm" svg:x2="8.62cm" svg:y2="6.08cm">
          <text:p/>
        </draw:line>
        <draw:custom-shape draw:style-name="gr1" draw:text-style-name="P1" draw:layer="layout" svg:width="2.542cm" svg:height="2.513cm" draw:transform="skewX (-0.0198967534727354) translate (12.43cm 4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6cm" svg:y1="6.08cm" svg:x2="12.43cm" svg:y2="6.08cm">
          <text:p/>
        </draw:line>
        <draw:frame draw:style-name="gr3" draw:text-style-name="P4" draw:layer="layout" svg:width="1.971cm" svg:height="2.646cm" svg:x="8.874cm" svg:y="5.085cm">
          <draw:text-box>
            <text:p text:style-name="P3"><text:span text:style-name="T1">Do </text:span><text:span text:style-name="T1">so</text:span><text:span text:style-name="T1">me </text:span><text:span text:style-name="T1">stu</text:span><text:span text:style-name="T1">ff</text:span></text:p>
          </draw:text-box>
        </draw:frame>
        <draw:frame draw:style-name="gr4" draw:text-style-name="P4" draw:layer="layout" svg:width="1.778cm" svg:height="1.285cm" svg:x="12.811cm" svg:y="5.445cm">
          <draw:text-box>
            <text:p text:style-name="P3"><text:span text:style-name="T1">En</text:span><text:span text:style-name="T1">d</text:span></text:p>
            <text:p text:style-name="P3"><text:span text:style-name="T1">T1</text:span></text:p>
          </draw:text-box>
        </draw:frame>
        <draw:line draw:style-name="gr2" draw:text-style-name="P2" draw:layer="layout" svg:x1="3.541cm" svg:y1="6.081cm" svg:x2="4.811cm" svg:y2="6.081cm">
          <text:p/>
        </draw:line>
        <draw:line draw:style-name="gr2" draw:text-style-name="P2" draw:layer="layout" svg:x1="7.351cm" svg:y1="6.081cm" svg:x2="8.621cm" svg:y2="6.081cm">
          <text:p/>
        </draw:line>
        <draw:line draw:style-name="gr2" draw:text-style-name="P2" draw:layer="layout" svg:x1="11.161cm" svg:y1="6.081cm" svg:x2="12.431cm" svg:y2="6.081cm">
          <text:p/>
        </draw:line>
        <draw:frame draw:style-name="gr4" draw:text-style-name="P6" draw:layer="layout" svg:width="7.62cm" svg:height="1.27cm" svg:x="1cm" svg:y="2.27cm">
          <draw:text-box>
            <text:p text:style-name="P5">Transaction 1:</text:p>
          </draw:text-box>
        </draw:frame>
        <draw:frame draw:style-name="gr5" draw:text-style-name="P8" draw:layer="layout" svg:width="1.777cm" svg:height="1.802cm" svg:x="1.381cm" svg:y="5.548cm">
          <draw:text-box>
            <text:p text:style-name="P7"><text:span text:style-name="T2">Start</text:span></text:p>
            <text:p text:style-name="P7"><text:span text:style-name="T2">T1</text:span></text:p>
          </draw:text-box>
        </draw:frame>
        <draw:frame draw:style-name="gr6" draw:text-style-name="P8" draw:layer="layout" svg:width="1.777cm" svg:height="1.142cm" svg:x="5.065cm" svg:y="5.7cm">
          <draw:text-box>
            <text:p text:style-name="P7"><text:span text:style-name="T2">Read</text:span></text:p>
          </draw:text-box>
        </draw:frame>
        <draw:frame draw:style-name="gr4" draw:text-style-name="P4" draw:layer="layout" svg:width="1.778cm" svg:height="1.285cm" svg:x="12.812cm" svg:y="5.446cm">
          <draw:text-box>
            <text:p text:style-name="P3"><text:span text:style-name="T1">En</text:span><text:span text:style-name="T1">d</text:span></text:p>
            <text:p text:style-name="P3"><text:span text:style-name="T1">T1</text:span></text:p>
          </draw:text-box>
        </draw:frame>
        <draw:custom-shape draw:style-name="gr1" draw:text-style-name="P1" draw:layer="layout" svg:width="2.542cm" svg:height="2.513cm" draw:transform="skewX (-0.0198967534727354) translate (1cm 10.9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1.001cm 10.9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4.785cm 10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8.595cm 10.9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67cm" svg:y1="12.201cm" svg:x2="4.837cm" svg:y2="12.201cm">
          <text:p/>
        </draw:line>
        <draw:line draw:style-name="gr2" draw:text-style-name="P2" draw:layer="layout" svg:x1="7.377cm" svg:y1="12.201cm" svg:x2="8.647cm" svg:y2="12.201cm">
          <text:p/>
        </draw:line>
        <draw:custom-shape draw:style-name="gr1" draw:text-style-name="P1" draw:layer="layout" svg:width="2.542cm" svg:height="2.513cm" draw:transform="skewX (-0.0198967534727354) translate (12.378cm 11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87cm" svg:y1="12.201cm" svg:x2="12.457cm" svg:y2="12.201cm">
          <text:p/>
        </draw:line>
        <draw:frame draw:style-name="gr7" draw:text-style-name="P4" draw:layer="layout" svg:width="1.778cm" svg:height="2.621cm" svg:x="8.962cm" svg:y="11.333cm">
          <draw:text-box>
            <text:p text:style-name="P3"><text:span text:style-name="T1">Do </text:span><text:span text:style-name="T1">so</text:span><text:span text:style-name="T1">me </text:span><text:span text:style-name="T1">stu</text:span><text:span text:style-name="T1">ff</text:span></text:p>
          </draw:text-box>
        </draw:frame>
        <draw:line draw:style-name="gr2" draw:text-style-name="P2" draw:layer="layout" svg:x1="3.568cm" svg:y1="12.202cm" svg:x2="4.838cm" svg:y2="12.202cm">
          <text:p/>
        </draw:line>
        <draw:line draw:style-name="gr2" draw:text-style-name="P2" draw:layer="layout" svg:x1="7.378cm" svg:y1="12.202cm" svg:x2="8.648cm" svg:y2="12.202cm">
          <text:p/>
        </draw:line>
        <draw:line draw:style-name="gr2" draw:text-style-name="P2" draw:layer="layout" svg:x1="11.188cm" svg:y1="12.202cm" svg:x2="12.458cm" svg:y2="12.202cm">
          <text:p/>
        </draw:line>
        <draw:frame draw:style-name="gr4" draw:text-style-name="P6" draw:layer="layout" svg:width="7.62cm" svg:height="1.27cm" svg:x="1.127cm" svg:y="8.62cm">
          <draw:text-box>
            <text:p text:style-name="P5">Transaction 2:</text:p>
          </draw:text-box>
        </draw:frame>
        <draw:frame draw:style-name="gr5" draw:text-style-name="P8" draw:layer="layout" svg:width="1.75cm" svg:height="1.802cm" svg:x="1.409cm" svg:y="11.541cm">
          <draw:text-box>
            <text:p text:style-name="P7"><text:span text:style-name="T2">Start</text:span></text:p>
            <text:p text:style-name="P7"><text:span text:style-name="T2">T2</text:span></text:p>
          </draw:text-box>
        </draw:frame>
        <draw:frame draw:style-name="gr8" draw:text-style-name="P8" draw:layer="layout" svg:width="1.75cm" svg:height="1.397cm" svg:x="5.191cm" svg:y="11.795cm">
          <draw:text-box>
            <text:p text:style-name="P7"><text:span text:style-name="T2">Read</text:span></text:p>
          </draw:text-box>
        </draw:frame>
        <draw:frame draw:style-name="gr4" draw:text-style-name="P4" draw:layer="layout" svg:width="2.032cm" svg:height="1.27cm" svg:x="12.684cm" svg:y="11.922cm">
          <draw:text-box>
            <text:p text:style-name="P3"><text:span text:style-name="T1">Updat</text:span><text:span text:style-name="T1">e</text:span></text:p>
          </draw:text-box>
        </draw:frame>
        <draw:custom-shape draw:style-name="gr1" draw:text-style-name="P1" draw:layer="layout" svg:width="2.542cm" svg:height="2.513cm" draw:transform="skewX (-0.0198967534727354) translate (16.24cm 11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7cm" svg:y1="12.43cm" svg:x2="16.367cm" svg:y2="12.43cm">
          <text:p/>
        </draw:line>
        <draw:frame draw:style-name="gr4" draw:text-style-name="P4" draw:layer="layout" svg:width="1.778cm" svg:height="1.285cm" svg:x="16.621cm" svg:y="11.795cm">
          <draw:text-box>
            <text:p text:style-name="P3"><text:span text:style-name="T1">End</text:span></text:p>
            <text:p text:style-name="P3"><text:span text:style-name="T1">T2</text:span></text:p>
          </draw:text-box>
        </draw:frame>
        <draw:frame draw:style-name="gr4" draw:text-style-name="P10" draw:layer="layout" svg:width="3.81cm" svg:height="1.27cm" svg:x="16.24cm" svg:y="7.35cm">
          <draw:text-box>
            <text:p text:style-name="P9"><text:span text:style-name="T3">No </text:span><text:span text:style-name="T3">probl</text:span><text:span text:style-name="T3">em</text:span></text:p>
          </draw:text-box>
        </draw:frame>
        <draw:frame draw:style-name="gr4" draw:text-style-name="P10" draw:layer="layout" svg:width="3.81cm" svg:height="1.27cm" svg:x="16.24cm" svg:y="13.7cm">
          <draw:text-box>
            <text:p text:style-name="P9"><text:span text:style-name="T3">No </text:span><text:span text:style-name="T3">probl</text:span><text:span text:style-name="T3">em</text:span></text:p>
          </draw:text-box>
        </draw:frame>
        <draw:custom-shape draw:style-name="gr1" draw:text-style-name="P1" draw:layer="layout" svg:width="2.542cm" svg:height="2.513cm" draw:transform="skewX (-0.0198967534727354) translate (1cm 17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4.377cm 17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492cm" svg:height="2.513cm" draw:transform="skewX (-0.0198967534727354) translate (7.731cm 17.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4cm" svg:y1="18.805cm" svg:x2="4.454cm" svg:y2="18.78cm">
          <text:p/>
        </draw:line>
        <draw:custom-shape draw:style-name="gr1" draw:text-style-name="P1" draw:layer="layout" svg:width="2.542cm" svg:height="2.513cm" draw:transform="skewX (-0.0198967534727354) translate (11.108cm 17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778cm" svg:height="2.621cm" svg:x="8.112cm" svg:y="17.683cm">
          <draw:text-box>
            <text:p text:style-name="P3"><text:span text:style-name="T1">Do some stuff</text:span></text:p>
          </draw:text-box>
        </draw:frame>
        <draw:line draw:style-name="gr2" draw:text-style-name="P2" draw:layer="layout" svg:x1="6.969cm" svg:y1="18.78cm" svg:x2="7.858cm" svg:y2="18.78cm">
          <text:p/>
        </draw:line>
        <draw:line draw:style-name="gr2" draw:text-style-name="P2" draw:layer="layout" svg:x1="10.271cm" svg:y1="18.78cm" svg:x2="11.16cm" svg:y2="18.78cm">
          <text:p/>
        </draw:line>
        <draw:frame draw:style-name="gr4" draw:text-style-name="P6" draw:layer="layout" svg:width="7.62cm" svg:height="1.27cm" svg:x="0.873cm" svg:y="15.986cm">
          <draw:text-box>
            <text:p text:style-name="P5">Transaction 3:</text:p>
          </draw:text-box>
        </draw:frame>
        <draw:frame draw:style-name="gr5" draw:text-style-name="P8" draw:layer="layout" svg:width="1.75cm" svg:height="1.802cm" svg:x="1.381cm" svg:y="18.121cm">
          <draw:text-box>
            <text:p text:style-name="P7"><text:span text:style-name="T2">Start</text:span></text:p>
            <text:p text:style-name="P7"><text:span text:style-name="T2">T3</text:span></text:p>
          </draw:text-box>
        </draw:frame>
        <draw:frame draw:style-name="gr10" draw:text-style-name="P8" draw:layer="layout" svg:width="1.651cm" svg:height="0.768cm" svg:x="4.81cm" svg:y="18.272cm">
          <draw:text-box>
            <text:p text:style-name="P7"><text:span text:style-name="T2">Read</text:span></text:p>
          </draw:text-box>
        </draw:frame>
        <draw:frame draw:style-name="gr4" draw:text-style-name="P4" draw:layer="layout" svg:width="2.032cm" svg:height="1.802cm" svg:x="11.414cm" svg:y="17.637cm">
          <draw:text-box>
            <text:p text:style-name="P3"><text:span text:style-name="T1">Do more stuff</text:span></text:p>
          </draw:text-box>
        </draw:frame>
        <draw:custom-shape draw:style-name="gr1" draw:text-style-name="P1" draw:layer="layout" svg:width="2.542cm" svg:height="2.513cm" draw:transform="skewX (-0.0198967534727354) translate (17.839cm 17.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7cm" svg:y1="18.78cm" svg:x2="14.589cm" svg:y2="18.78cm">
          <text:p/>
        </draw:line>
        <draw:frame draw:style-name="gr4" draw:text-style-name="P4" draw:layer="layout" svg:width="1.778cm" svg:height="1.285cm" svg:x="18.272cm" svg:y="18.13cm">
          <draw:text-box>
            <text:p text:style-name="P3"><text:span text:style-name="T1">End</text:span></text:p>
            <text:p text:style-name="P3"><text:span text:style-name="T1">T2</text:span></text:p>
          </draw:text-box>
        </draw:frame>
        <draw:custom-shape draw:style-name="gr1" draw:text-style-name="P1" draw:layer="layout" svg:width="2.542cm" svg:height="2.513cm" draw:transform="skewX (-0.0198967534727354) translate (14.589cm 17.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032cm" svg:height="1.27cm" svg:x="14.843cm" svg:y="18.272cm">
          <draw:text-box>
            <text:p text:style-name="P3"><text:span text:style-name="T1">Update</text:span></text:p>
          </draw:text-box>
        </draw:frame>
        <draw:line draw:style-name="gr2" draw:text-style-name="P11" draw:layer="layout" svg:x1="17.129cm" svg:y1="18.78cm" svg:x2="17.891cm" svg:y2="18.78cm">
          <text:p/>
        </draw:line>
        <draw:frame draw:style-name="gr4" draw:text-style-name="P13" draw:layer="layout" svg:width="3.81cm" svg:height="1.27cm" svg:x="16.24cm" svg:y="20.05cm">
          <draw:text-box>
            <text:p text:style-name="P12"><text:span text:style-name="T4">Probl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1" svg:font-family="OpenSans"/>
    <style:font-face style:name="OpenSans" svg:font-family="Open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463cm" fo:page-height="22.86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>
        <svg:title>Main Layer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09:30:31.154460626</meta:creation-date>
    <dc:date>2016-07-25T11:03:58.989752401</dc:date>
    <meta:editing-duration>PT37M8S</meta:editing-duration>
    <meta:editing-cycles>3</meta:editing-cycles>
    <meta:generator>LibreOffice/5.1.4.2$Linux_X86_64 LibreOffice_project/10m0$Build-2</meta:generator>
    <meta:document-statistic meta:object-count="57"/>
  </office:meta>
</office:document-meta>
</file>